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7.2201in"/>
          <style:tab-stop style:type="left" style:position="-4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2.1868in"/>
          <style:tab-stop style:type="left" style:position="0.668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7.2201in"/>
          <style:tab-stop style:type="left" style:position="-4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7.2201in"/>
          <style:tab-stop style:type="left" style:position="-4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Normal" style:family="paragraph">
      <style:paragraph-properties fo:break-before="page" style:vertical-align="auto"/>
      <style:text-properties fo:hyphenate="true"/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0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 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 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<text:s/>(Island / Artikodin niv 70) – 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 (92 – 96)</text:p>
        </text:list-item>
      </text:list>
      <text:p text:style-name="P66"/>
      <text:soft-page-break/>
      <text:p text:style-name="P67">2<text:span text:style-name="T68">ème</text:span><text:s/>post game / Rival / (dracolosse/ Rinastock / élécable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<text:s/>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 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/text:p>
        </text:list-item>
        <text:list-item>
          <text:p text:style-name="P114">Roche</text:p>
        </text:list-item>
        <text:list-item>
          <text:p text:style-name="P115">Insecte</text:p>
        </text:list-item>
        <text:list-item>
          <text:p text:style-name="P116">Eau</text:p>
        </text:list-item>
        <text:list-item>
          <text:p text:style-name="P117">Combat</text:p>
        </text:list-item>
        <text:list-item>
          <text:p text:style-name="P118">Plante</text:p>
        </text:list-item>
        <text:list-item>
          <text:p text:style-name="P119">Electrique</text:p>
        </text:list-item>
        <text:list-item>
          <text:p text:style-name="P120">Psy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Poison</text:p>
        </text:list-item>
        <text:list-item>
          <text:p text:style-name="P124">Vol</text:p>
        </text:list-item>
        <text:list-item>
          <text:p text:style-name="P125">Ténèbres</text:p>
        </text:list-item>
        <text:list-item>
          <text:p text:style-name="P126">Feu</text:p>
        </text:list-item>
        <text:list-item>
          <text:p text:style-name="P127">Acier /<text:s/>Dragon</text:p>
        </text:list-item>
      </text:list>
      <text:p text:style-name="P128"/>
      <text:p text:style-name="P129">Textes</text:p>
      <text:p text:style-name="P130"/>
      <text:p text:style-name="P131">La team Roket à encore frappée, cette fois dans la ville de Ndego.</text:p>
      <text:p text:style-name="P132">Leur<text:s/>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3-23T15:21:00Z</dc:date>
    <meta:template xlink:href="Normal" xlink:type="simple"/>
    <meta:editing-cycles>32</meta:editing-cycles>
    <meta:editing-duration>PT0S</meta:editing-duration>
    <meta:document-statistic meta:page-count="5" meta:paragraph-count="4" meta:word-count="348" meta:character-count="2259" meta:row-count="15" meta:non-whitespace-character-count="1915"/>
  </office:meta>
</office:document-meta>
</file>